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000000" style:font-name="Georgia" fo:font-weight="normal" style:font-weight-asian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6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8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0" style:family="table-cell" style:parent-style-name="Default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3" table:default-cell-style-name="ce7"/>
        <table:table-row table:style-name="ro2">
          <table:table-cell table:style-name="ce1" office:value-type="string">
            <text:p>TECH <text:s/>TASKS</text:p>
          </table:table-cell>
          <table:table-cell table:style-name="ce3" office:value-type="string">
            <text:p>Build </text:p>
            <text:p/>
            <text:p>(KURT)</text:p>
          </table:table-cell>
          <table:table-cell table:style-name="ce3" office:value-type="string">
            <text:p>Map Menu</text:p>
            <text:p/>
            <text:p>(KURT)</text:p>
          </table:table-cell>
          <table:table-cell table:style-name="ce3" office:value-type="string">
            <text:p>Info Menu</text:p>
            <text:p/>
            <text:p>(JEFF)</text:p>
          </table:table-cell>
          <table:table-cell table:style-name="ce3" office:value-type="string">
            <text:p>Game</text:p>
            <text:p/>
            <text:p>(KURT)</text:p>
          </table:table-cell>
          <table:table-cell table:style-name="ce3" office:value-type="string">
            <text:p>Sound</text:p>
            <text:p/>
            <text:p>(JEFF)</text:p>
          </table:table-cell>
          <table:table-cell table:style-name="ce3" office:value-type="string">
            <text:p>Finished</text:p>
          </table:table-cell>
          <table:table-cell table:style-name="Default" table:number-columns-repeated="1017"/>
        </table:table-row>
        <table:table-row table:style-name="ro2">
          <table:table-cell table:style-name="ce2" office:value-type="string">
            <text:p><text:span text:style-name="T1">LEGEND</text:span></text:p>
            <text:p/>
            <text:p>Red = High Priority</text:p>
            <text:p><text:span text:style-name="T2">Orange = Medium Priority</text:span></text:p>
            <text:p><text:span text:style-name="T2">Yellow = Low Priority</text:span></text:p>
            <text:p><text:span text:style-name="T2">Green = Complete</text:span></text:p>
          </table:table-cell>
          <table:table-cell table:style-name="ce5" office:value-type="string">
            <text:p>Make sure game runs perfectly on demo computers.(First week of sept meeting)</text:p>
          </table:table-cell>
          <table:table-cell table:style-name="ce6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5" office:value-type="string">
            <text:p>Replace: "button_info_mesh" with "InfoIcon.tga" sprite.</text:p>
            <text:p>Replace: "button_return_mesh" with "ReturnIcon.tga" sprite.</text:p>
            <text:p>Replace: "button_direction_mesh_Left" with "NextIcon.tga" sprite.</text:p>
          </table:table-cell>
          <table:table-cell table:style-name="ce6" office:value-type="string">
            <text:p>Have the "Level script" look up the conservation variable I set per antelope (antelope card defs are in: prefab/carddefs/). Change the probability of which antelopes appear in the match based on this.</text:p>
          </table:table-cell>
          <table:table-cell table:style-name="ce5" office:value-type="string">
            <text:p>Implement all game sounds.</text:p>
            <text:p/>
            <text:p><text:span text:style-name="T1">75%</text:span></text:p>
          </table:table-cell>
          <table:table-cell table:style-name="ce8" office:value-type="string">
            <text:p>Allow for Easy Normal and Hard pictures to represent each level instead of photos on level select.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Default"/>
          <table:table-cell table:style-name="ce6" office:value-type="string">
            <text:p>Android</text:p>
          </table:table-cell>
          <table:table-cell table:style-name="Default"/>
          <table:table-cell table:style-name="ce5" office:value-type="string">
            <text:p>Fix alignment of info menu last column of cards(It has more empty space than the other columns).</text:p>
          </table:table-cell>
          <table:table-cell table:style-name="ce6" office:value-type="string">
            <text:p>Have the probability of lioness not be randomized and instead if lioness is in the array of elements for a level, simply add that many.</text:p>
          </table:table-cell>
          <table:table-cell table:style-name="Default"/>
          <table:table-cell table:style-name="ce8" office:value-type="string">
            <text:p>Fix antelope mislabled (may be related to duplicating).</text:p>
          </table:table-cell>
          <table:table-cell table:style-name="ce10"/>
          <table:table-cell table:number-columns-repeated="1016"/>
        </table:table-row>
        <table:table-row table:style-name="ro2">
          <table:table-cell table:style-name="Default"/>
          <table:table-cell table:style-name="ce6" office:value-type="string">
            <text:p>PC</text:p>
          </table:table-cell>
          <table:table-cell table:style-name="Default"/>
          <table:table-cell table:style-name="ce5" office:value-type="string">
            <text:p>Fix back button from playing sound instead of going to previous menu.</text:p>
          </table:table-cell>
          <table:table-cell table:style-name="ce5" office:value-type="string">
            <text:p>Matching Lioness(Clicking on 2 lioness) causes the player to imediately lose the match.</text:p>
          </table:table-cell>
          <table:table-cell table:style-name="Default"/>
          <table:table-cell table:style-name="ce8" office:value-type="string">
            <text:p>Fix all cards dissapear after clicking to left and right fast. <text:s/>Also sometimes they hang in half rotation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6" office:value-type="string">
            <text:p>Web</text:p>
          </table:table-cell>
          <table:table-cell table:style-name="Default"/>
          <table:table-cell table:style-name="ce5" office:value-type="string">
            <text:p>Disable antelope name getting spoken again when going to new antelope.</text:p>
          </table:table-cell>
          <table:table-cell table:style-name="ce5" office:value-type="string">
            <text:p>Add main settings menu with audio options: voices, music, sfx. Video settings: TBA</text:p>
          </table:table-cell>
          <table:table-cell table:style-name="Default"/>
          <table:table-cell table:style-name="ce8" office:value-type="string">
            <text:p>Replace health counter UI with images provided.</text:p>
            <text:p/>
            <text:p><text:span text:style-name="T1"/>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6" office:value-type="string">
            <text:p>iOS</text:p>
          </table:table-cell>
          <table:table-cell table:style-name="Default"/>
          <table:table-cell table:style-name="ce5" office:value-type="string">
            <text:p>Add gender icon to each antelope card on the main info menu as well.</text:p>
          </table:table-cell>
          <table:table-cell table:style-name="Default" table:number-columns-repeated="2"/>
          <table:table-cell table:style-name="ce8" office:value-type="string">
            <text:p>Fix order of antelopes appearing to be alphabetical.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"/>
          <table:table-cell table:style-name="ce4" table:number-columns-repeated="2"/>
          <table:table-cell table:style-name="ce5" office:value-type="string">
            <text:p>Prevent antelope sliding unexpectedly in and out of screen after clicking too fast.</text:p>
          </table:table-cell>
          <table:table-cell table:style-name="ce4"/>
          <table:table-cell table:style-name="Default"/>
          <table:table-cell table:style-name="ce8" office:value-type="string">
            <text:p>Set antelopes to switch (for when the player clicks to right or left page)after card is half done rotating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4" table:number-columns-repeated="2"/>
          <table:table-cell table:style-name="ce5" office:value-type="string">
            <text:p>Prevent long name from being clipped, like slender horned gazelle</text:p>
          </table:table-cell>
          <table:table-cell table:style-name="ce4"/>
          <table:table-cell table:style-name="Default"/>
          <table:table-cell table:style-name="ce8" office:value-type="string">
            <text:p>Set up an "antelope" sound for missing antelope names.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8" office:value-type="string">
            <text:p>Add a new difficulty mode, "Baby"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 office:value-type="string">
            <text:p>Allow the player to click anywhere on the screen(except for the back button) to see the antelope reer up and hear David.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7/18/2018</text:date>, <text:time>21:3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6M39S</meta:editing-duration>
    <meta:editing-cycles>51</meta:editing-cycles>
    <meta:generator>OpenOffice/4.1.3$Win32 OpenOffice.org_project/413m1$Build-9783</meta:generator>
    <dc:date>2018-07-18T21:31:08.08</dc:date>
    <dc:creator>Matt Hunter</dc:creator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